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mean_f1</text:p>
          </table:table-cell>
          <table:table-cell table:style-name="ce2" office:value-type="string" calcext:value-type="string">
            <text:p>f1_sd</text:p>
          </table:table-cell>
          <table:table-cell table:style-name="ce2" office:value-type="string" calcext:value-type="string">
            <text:p>mean_time</text:p>
          </table:table-cell>
          <table:table-cell table:style-name="ce2" office:value-type="string" calcext:value-type="string">
            <text:p>time_s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513513514" calcext:value-type="float">
            <text:p>0,788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141.79114351273" calcext:value-type="float">
            <text:p>1141,79</text:p>
          </table:table-cell>
          <table:table-cell table:style-name="ce6" office:value-type="float" office:value="130.269047836855" calcext:value-type="float">
            <text:p>130,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513513514" calcext:value-type="float">
            <text:p>0,788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298.90731451511" calcext:value-type="float">
            <text:p>1298,91</text:p>
          </table:table-cell>
          <table:table-cell table:style-name="ce6" office:value-type="float" office:value="204.893634446551" calcext:value-type="float">
            <text:p>204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513513514" calcext:value-type="float">
            <text:p>0,7885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337.5459852457" calcext:value-type="float">
            <text:p>1337,55</text:p>
          </table:table-cell>
          <table:table-cell table:style-name="ce6" office:value-type="float" office:value="165.828020952448" calcext:value-type="float">
            <text:p>165,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903339018635" calcext:value-type="float">
            <text:p>0,7903</text:p>
          </table:table-cell>
          <table:table-cell table:style-name="ce5" office:value-type="float" office:value="0.00575657341045464" calcext:value-type="float">
            <text:p>0,006</text:p>
          </table:table-cell>
          <table:table-cell table:style-name="ce6" office:value-type="float" office:value="1175.61869838238" calcext:value-type="float">
            <text:p>1175,62</text:p>
          </table:table-cell>
          <table:table-cell table:style-name="ce6" office:value-type="float" office:value="85.0941534436971" calcext:value-type="float">
            <text:p>85,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910089121383" calcext:value-type="float">
            <text:p>0,7910</text:p>
          </table:table-cell>
          <table:table-cell table:style-name="ce5" office:value-type="float" office:value="0.00543163928787053" calcext:value-type="float">
            <text:p>0,005</text:p>
          </table:table-cell>
          <table:table-cell table:style-name="ce6" office:value-type="float" office:value="1271.70091090202" calcext:value-type="float">
            <text:p>1271,70</text:p>
          </table:table-cell>
          <table:table-cell table:style-name="ce6" office:value-type="float" office:value="103.829524851534" calcext:value-type="float">
            <text:p>103,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9438481204" calcext:value-type="float">
            <text:p>0,7944</text:p>
          </table:table-cell>
          <table:table-cell table:style-name="ce5" office:value-type="float" office:value="0.009469572739515" calcext:value-type="float">
            <text:p>0,009</text:p>
          </table:table-cell>
          <table:table-cell table:style-name="ce6" office:value-type="float" office:value="281.933137917519" calcext:value-type="float">
            <text:p>281,93</text:p>
          </table:table-cell>
          <table:table-cell table:style-name="ce6" office:value-type="float" office:value="106.489363742806" calcext:value-type="float">
            <text:p>106,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82686601611" calcext:value-type="float">
            <text:p>0,7983</text:p>
          </table:table-cell>
          <table:table-cell table:style-name="ce5" office:value-type="float" office:value="0.0104518558019248" calcext:value-type="float">
            <text:p>0,010</text:p>
          </table:table-cell>
          <table:table-cell table:style-name="ce6" office:value-type="float" office:value="328.956026220322" calcext:value-type="float">
            <text:p>328,96</text:p>
          </table:table-cell>
          <table:table-cell table:style-name="ce6" office:value-type="float" office:value="129.307950945635" calcext:value-type="float">
            <text:p>129,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998955265865" calcext:value-type="float">
            <text:p>0,7999</text:p>
          </table:table-cell>
          <table:table-cell table:style-name="ce5" office:value-type="float" office:value="0.0123046488317429" calcext:value-type="float">
            <text:p>0,012</text:p>
          </table:table-cell>
          <table:table-cell table:style-name="ce6" office:value-type="float" office:value="1134.5061116457" calcext:value-type="float">
            <text:p>1134,51</text:p>
          </table:table-cell>
          <table:table-cell table:style-name="ce6" office:value-type="float" office:value="73.1853377373584" calcext:value-type="float">
            <text:p>73,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99013564348" calcext:value-type="float">
            <text:p>0,7999</text:p>
          </table:table-cell>
          <table:table-cell table:style-name="ce5" office:value-type="float" office:value="0.0131464969078519" calcext:value-type="float">
            <text:p>0,013</text:p>
          </table:table-cell>
          <table:table-cell table:style-name="ce6" office:value-type="float" office:value="355.342559528351" calcext:value-type="float">
            <text:p>355,34</text:p>
          </table:table-cell>
          <table:table-cell table:style-name="ce6" office:value-type="float" office:value="163.492915178692" calcext:value-type="float">
            <text:p>163,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041832902776" calcext:value-type="float">
            <text:p>0,8042</text:p>
          </table:table-cell>
          <table:table-cell table:style-name="ce5" office:value-type="float" office:value="0.011178771992762" calcext:value-type="float">
            <text:p>0,011</text:p>
          </table:table-cell>
          <table:table-cell table:style-name="ce6" office:value-type="float" office:value="1324.52462444305" calcext:value-type="float">
            <text:p>1324,52</text:p>
          </table:table-cell>
          <table:table-cell table:style-name="ce6" office:value-type="float" office:value="100.46141715267" calcext:value-type="float">
            <text:p>100,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042875544494" calcext:value-type="float">
            <text:p>0,8043</text:p>
          </table:table-cell>
          <table:table-cell table:style-name="ce5" office:value-type="float" office:value="0.0181176399378287" calcext:value-type="float">
            <text:p>0,018</text:p>
          </table:table-cell>
          <table:table-cell table:style-name="ce6" office:value-type="float" office:value="1286.89344747067" calcext:value-type="float">
            <text:p>1286,89</text:p>
          </table:table-cell>
          <table:table-cell table:style-name="ce6" office:value-type="float" office:value="278.911853674341" calcext:value-type="float">
            <text:p>278,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071413705188" calcext:value-type="float">
            <text:p>0,8071</text:p>
          </table:table-cell>
          <table:table-cell table:style-name="ce5" office:value-type="float" office:value="0.0129008729485942" calcext:value-type="float">
            <text:p>0,013</text:p>
          </table:table-cell>
          <table:table-cell table:style-name="ce6" office:value-type="float" office:value="1375.88865177631" calcext:value-type="float">
            <text:p>1375,89</text:p>
          </table:table-cell>
          <table:table-cell table:style-name="ce6" office:value-type="float" office:value="163.61056617351" calcext:value-type="float">
            <text:p>163,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272808118815" calcext:value-type="float">
            <text:p>0,8273</text:p>
          </table:table-cell>
          <table:table-cell table:style-name="ce5" office:value-type="float" office:value="0.0226444373265329" calcext:value-type="float">
            <text:p>0,023</text:p>
          </table:table-cell>
          <table:table-cell table:style-name="ce6" office:value-type="float" office:value="962.664531874657" calcext:value-type="float">
            <text:p>962,66</text:p>
          </table:table-cell>
          <table:table-cell table:style-name="ce6" office:value-type="float" office:value="77.470385813114" calcext:value-type="float">
            <text:p>77,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27510498041667" calcext:value-type="float">
            <text:p>0,8275</text:p>
          </table:table-cell>
          <table:table-cell table:style-name="ce5" office:value-type="float" office:value="0.0145168854930176" calcext:value-type="float">
            <text:p>0,015</text:p>
          </table:table-cell>
          <table:table-cell table:style-name="ce6" office:value-type="float" office:value="955.976056920158" calcext:value-type="float">
            <text:p>955,98</text:p>
          </table:table-cell>
          <table:table-cell table:style-name="ce6" office:value-type="float" office:value="54.1442196664373" calcext:value-type="float">
            <text:p>54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281778975592" calcext:value-type="float">
            <text:p>0,8282</text:p>
          </table:table-cell>
          <table:table-cell table:style-name="ce5" office:value-type="float" office:value="0.0128988267717802" calcext:value-type="float">
            <text:p>0,013</text:p>
          </table:table-cell>
          <table:table-cell table:style-name="ce6" office:value-type="float" office:value="1335.67355871201" calcext:value-type="float">
            <text:p>1335,67</text:p>
          </table:table-cell>
          <table:table-cell table:style-name="ce6" office:value-type="float" office:value="131.032785681458" calcext:value-type="float">
            <text:p>131,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308690239678" calcext:value-type="float">
            <text:p>0,8309</text:p>
          </table:table-cell>
          <table:table-cell table:style-name="ce5" office:value-type="float" office:value="0.0124971973030139" calcext:value-type="float">
            <text:p>0,012</text:p>
          </table:table-cell>
          <table:table-cell table:style-name="ce6" office:value-type="float" office:value="1297.75428760052" calcext:value-type="float">
            <text:p>1297,75</text:p>
          </table:table-cell>
          <table:table-cell table:style-name="ce6" office:value-type="float" office:value="47.2928091600461" calcext:value-type="float">
            <text:p>47,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367859796344" calcext:value-type="float">
            <text:p>0,8368</text:p>
          </table:table-cell>
          <table:table-cell table:style-name="ce5" office:value-type="float" office:value="0.0211247903679107" calcext:value-type="float">
            <text:p>0,021</text:p>
          </table:table-cell>
          <table:table-cell table:style-name="ce6" office:value-type="float" office:value="1336.81690731049" calcext:value-type="float">
            <text:p>1336,82</text:p>
          </table:table-cell>
          <table:table-cell table:style-name="ce6" office:value-type="float" office:value="152.803462198712" calcext:value-type="float">
            <text:p>152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381661370529" calcext:value-type="float">
            <text:p>0,8382</text:p>
          </table:table-cell>
          <table:table-cell table:style-name="ce5" office:value-type="float" office:value="0.0201631841429188" calcext:value-type="float">
            <text:p>0,020</text:p>
          </table:table-cell>
          <table:table-cell table:style-name="ce6" office:value-type="float" office:value="825.126035761833" calcext:value-type="float">
            <text:p>825,13</text:p>
          </table:table-cell>
          <table:table-cell table:style-name="ce6" office:value-type="float" office:value="68.0190793009801" calcext:value-type="float">
            <text:p>68,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451199859439" calcext:value-type="float">
            <text:p>0,8451</text:p>
          </table:table-cell>
          <table:table-cell table:style-name="ce5" office:value-type="float" office:value="0.0297173727128757" calcext:value-type="float">
            <text:p>0,030</text:p>
          </table:table-cell>
          <table:table-cell table:style-name="ce6" office:value-type="float" office:value="1833.62929906845" calcext:value-type="float">
            <text:p>1833,63</text:p>
          </table:table-cell>
          <table:table-cell table:style-name="ce6" office:value-type="float" office:value="338.900440821712" calcext:value-type="float">
            <text:p>338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527962648344" calcext:value-type="float">
            <text:p>0,8528</text:p>
          </table:table-cell>
          <table:table-cell table:style-name="ce5" office:value-type="float" office:value="0.0256255558353914" calcext:value-type="float">
            <text:p>0,026</text:p>
          </table:table-cell>
          <table:table-cell table:style-name="ce6" office:value-type="float" office:value="817.351114702225" calcext:value-type="float">
            <text:p>817,35</text:p>
          </table:table-cell>
          <table:table-cell table:style-name="ce6" office:value-type="float" office:value="219.465571226398" calcext:value-type="float">
            <text:p>219,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685817072583" calcext:value-type="float">
            <text:p>0,8686</text:p>
          </table:table-cell>
          <table:table-cell table:style-name="ce5" office:value-type="float" office:value="0.0268423557643603" calcext:value-type="float">
            <text:p>0,027</text:p>
          </table:table-cell>
          <table:table-cell table:style-name="ce6" office:value-type="float" office:value="1818.0297898531" calcext:value-type="float">
            <text:p>1818,03</text:p>
          </table:table-cell>
          <table:table-cell table:style-name="ce6" office:value-type="float" office:value="166.135321633685" calcext:value-type="float">
            <text:p>166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73080343781" calcext:value-type="float">
            <text:p>0,8731</text:p>
          </table:table-cell>
          <table:table-cell table:style-name="ce5" office:value-type="float" office:value="0.0262752845282256" calcext:value-type="float">
            <text:p>0,026</text:p>
          </table:table-cell>
          <table:table-cell table:style-name="ce6" office:value-type="float" office:value="1806.79954082966" calcext:value-type="float">
            <text:p>1806,80</text:p>
          </table:table-cell>
          <table:table-cell table:style-name="ce6" office:value-type="float" office:value="179.320756732447" calcext:value-type="float">
            <text:p>179,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783739353424" calcext:value-type="float">
            <text:p>0,8784</text:p>
          </table:table-cell>
          <table:table-cell table:style-name="ce5" office:value-type="float" office:value="0.0399035582627291" calcext:value-type="float">
            <text:p>0,040</text:p>
          </table:table-cell>
          <table:table-cell table:style-name="ce6" office:value-type="float" office:value="1241.65125451088" calcext:value-type="float">
            <text:p>1241,65</text:p>
          </table:table-cell>
          <table:table-cell table:style-name="ce6" office:value-type="float" office:value="472.123426223519" calcext:value-type="float">
            <text:p>472,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881711129653" calcext:value-type="float">
            <text:p>0,8882</text:p>
          </table:table-cell>
          <table:table-cell table:style-name="ce5" office:value-type="float" office:value="0.0182130554629661" calcext:value-type="float">
            <text:p>0,018</text:p>
          </table:table-cell>
          <table:table-cell table:style-name="ce6" office:value-type="float" office:value="1066.15146176815" calcext:value-type="float">
            <text:p>1066,15</text:p>
          </table:table-cell>
          <table:table-cell table:style-name="ce6" office:value-type="float" office:value="17.4273499906904" calcext:value-type="float">
            <text:p>17,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924818748129" calcext:value-type="float">
            <text:p>0,8925</text:p>
          </table:table-cell>
          <table:table-cell table:style-name="ce5" office:value-type="float" office:value="0.0208766232113762" calcext:value-type="float">
            <text:p>0,021</text:p>
          </table:table-cell>
          <table:table-cell table:style-name="ce6" office:value-type="float" office:value="1887.85514168739" calcext:value-type="float">
            <text:p>1887,86</text:p>
          </table:table-cell>
          <table:table-cell table:style-name="ce6" office:value-type="float" office:value="155.539208948857" calcext:value-type="float">
            <text:p>155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8971921064829" calcext:value-type="float">
            <text:p>0,8972</text:p>
          </table:table-cell>
          <table:table-cell table:style-name="ce5" office:value-type="float" office:value="0.0245672041645719" calcext:value-type="float">
            <text:p>0,025</text:p>
          </table:table-cell>
          <table:table-cell table:style-name="ce6" office:value-type="float" office:value="1498.67218155861" calcext:value-type="float">
            <text:p>1498,67</text:p>
          </table:table-cell>
          <table:table-cell table:style-name="ce6" office:value-type="float" office:value="50.0846314614572" calcext:value-type="float">
            <text:p>50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018441343538" calcext:value-type="float">
            <text:p>0,9018</text:p>
          </table:table-cell>
          <table:table-cell table:style-name="ce5" office:value-type="float" office:value="0.0285093794005207" calcext:value-type="float">
            <text:p>0,029</text:p>
          </table:table-cell>
          <table:table-cell table:style-name="ce6" office:value-type="float" office:value="1499.01948707104" calcext:value-type="float">
            <text:p>1499,02</text:p>
          </table:table-cell>
          <table:table-cell table:style-name="ce6" office:value-type="float" office:value="55.4888189193561" calcext:value-type="float">
            <text:p>55,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0491947906" calcext:value-type="float">
            <text:p>0,9049</text:p>
          </table:table-cell>
          <table:table-cell table:style-name="ce5" office:value-type="float" office:value="0.0200615154084521" calcext:value-type="float">
            <text:p>0,020</text:p>
          </table:table-cell>
          <table:table-cell table:style-name="ce6" office:value-type="float" office:value="1535.32941851616" calcext:value-type="float">
            <text:p>1535,33</text:p>
          </table:table-cell>
          <table:table-cell table:style-name="ce6" office:value-type="float" office:value="54.9563044128985" calcext:value-type="float">
            <text:p>54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181197682424" calcext:value-type="float">
            <text:p>0,9181</text:p>
          </table:table-cell>
          <table:table-cell table:style-name="ce5" office:value-type="float" office:value="0.0307364523350067" calcext:value-type="float">
            <text:p>0,031</text:p>
          </table:table-cell>
          <table:table-cell table:style-name="ce6" office:value-type="float" office:value="1103.04436769485" calcext:value-type="float">
            <text:p>1103,04</text:p>
          </table:table-cell>
          <table:table-cell table:style-name="ce6" office:value-type="float" office:value="215.541299326054" calcext:value-type="float">
            <text:p>215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278614146217" calcext:value-type="float">
            <text:p>0,9279</text:p>
          </table:table-cell>
          <table:table-cell table:style-name="ce5" office:value-type="float" office:value="0.0113128814095595" calcext:value-type="float">
            <text:p>0,011</text:p>
          </table:table-cell>
          <table:table-cell table:style-name="ce6" office:value-type="float" office:value="1080.23329994678" calcext:value-type="float">
            <text:p>1080,23</text:p>
          </table:table-cell>
          <table:table-cell table:style-name="ce6" office:value-type="float" office:value="10.8485131609477" calcext:value-type="float">
            <text:p>10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28136982388" calcext:value-type="float">
            <text:p>0,9281</text:p>
          </table:table-cell>
          <table:table-cell table:style-name="ce5" office:value-type="float" office:value="0.0203772477894028" calcext:value-type="float">
            <text:p>0,020</text:p>
          </table:table-cell>
          <table:table-cell table:style-name="ce6" office:value-type="float" office:value="1480.0401444912" calcext:value-type="float">
            <text:p>1480,04</text:p>
          </table:table-cell>
          <table:table-cell table:style-name="ce6" office:value-type="float" office:value="216.167085647876" calcext:value-type="float">
            <text:p>216,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303830803867" calcext:value-type="float">
            <text:p>0,9304</text:p>
          </table:table-cell>
          <table:table-cell table:style-name="ce5" office:value-type="float" office:value="0.0243129961845206" calcext:value-type="float">
            <text:p>0,024</text:p>
          </table:table-cell>
          <table:table-cell table:style-name="ce6" office:value-type="float" office:value="1518.1240842104" calcext:value-type="float">
            <text:p>1518,12</text:p>
          </table:table-cell>
          <table:table-cell table:style-name="ce6" office:value-type="float" office:value="224.639805935178" calcext:value-type="float">
            <text:p>224,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35560566552" calcext:value-type="float">
            <text:p>0,9356</text:p>
          </table:table-cell>
          <table:table-cell table:style-name="ce5" office:value-type="float" office:value="0.013622421204914" calcext:value-type="float">
            <text:p>0,014</text:p>
          </table:table-cell>
          <table:table-cell table:style-name="ce6" office:value-type="float" office:value="1529.97286286354" calcext:value-type="float">
            <text:p>1529,97</text:p>
          </table:table-cell>
          <table:table-cell table:style-name="ce6" office:value-type="float" office:value="129.832828425837" calcext:value-type="float">
            <text:p>129,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559336893166" calcext:value-type="float">
            <text:p>0,9559</text:p>
          </table:table-cell>
          <table:table-cell table:style-name="ce5" office:value-type="float" office:value="0.0157376488346981" calcext:value-type="float">
            <text:p>0,016</text:p>
          </table:table-cell>
          <table:table-cell table:style-name="ce6" office:value-type="float" office:value="946.622713828087" calcext:value-type="float">
            <text:p>946,62</text:p>
          </table:table-cell>
          <table:table-cell table:style-name="ce6" office:value-type="float" office:value="65.9836513416179" calcext:value-type="float">
            <text:p>65,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63875682525" calcext:value-type="float">
            <text:p>0,9564</text:p>
          </table:table-cell>
          <table:table-cell table:style-name="ce5" office:value-type="float" office:value="0.00693178626363416" calcext:value-type="float">
            <text:p>0,007</text:p>
          </table:table-cell>
          <table:table-cell table:style-name="ce6" office:value-type="float" office:value="1080.01995580196" calcext:value-type="float">
            <text:p>1080,02</text:p>
          </table:table-cell>
          <table:table-cell table:style-name="ce6" office:value-type="float" office:value="39.6216574693998" calcext:value-type="float">
            <text:p>3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71140958765" calcext:value-type="float">
            <text:p>0,9571</text:p>
          </table:table-cell>
          <table:table-cell table:style-name="ce5" office:value-type="float" office:value="0.00793696464630194" calcext:value-type="float">
            <text:p>0,008</text:p>
          </table:table-cell>
          <table:table-cell table:style-name="ce6" office:value-type="float" office:value="2189.95361316204" calcext:value-type="float">
            <text:p>2189,95</text:p>
          </table:table-cell>
          <table:table-cell table:style-name="ce6" office:value-type="float" office:value="54.801967662695" calcext:value-type="float">
            <text:p>54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71563442505" calcext:value-type="float">
            <text:p>0,9572</text:p>
          </table:table-cell>
          <table:table-cell table:style-name="ce5" office:value-type="float" office:value="0.0103276337471968" calcext:value-type="float">
            <text:p>0,010</text:p>
          </table:table-cell>
          <table:table-cell table:style-name="ce6" office:value-type="float" office:value="2415.8815505743" calcext:value-type="float">
            <text:p>2415,88</text:p>
          </table:table-cell>
          <table:table-cell table:style-name="ce6" office:value-type="float" office:value="160.181581996931" calcext:value-type="float">
            <text:p>160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7941635063" calcext:value-type="float">
            <text:p>0,9579</text:p>
          </table:table-cell>
          <table:table-cell table:style-name="ce5" office:value-type="float" office:value="0.00633561174167977" calcext:value-type="float">
            <text:p>0,006</text:p>
          </table:table-cell>
          <table:table-cell table:style-name="ce6" office:value-type="float" office:value="1113.86311581135" calcext:value-type="float">
            <text:p>1113,86</text:p>
          </table:table-cell>
          <table:table-cell table:style-name="ce6" office:value-type="float" office:value="21.4076664171866" calcext:value-type="float">
            <text:p>21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87356464653" calcext:value-type="float">
            <text:p>0,9587</text:p>
          </table:table-cell>
          <table:table-cell table:style-name="ce5" office:value-type="float" office:value="0.00785458876471995" calcext:value-type="float">
            <text:p>0,008</text:p>
          </table:table-cell>
          <table:table-cell table:style-name="ce6" office:value-type="float" office:value="937.391793656349" calcext:value-type="float">
            <text:p>937,39</text:p>
          </table:table-cell>
          <table:table-cell table:style-name="ce6" office:value-type="float" office:value="12.6214093255435" calcext:value-type="float">
            <text:p>12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90493321879" calcext:value-type="float">
            <text:p>0,9590</text:p>
          </table:table-cell>
          <table:table-cell table:style-name="ce5" office:value-type="float" office:value="0.00439826423040709" calcext:value-type="float">
            <text:p>0,004</text:p>
          </table:table-cell>
          <table:table-cell table:style-name="ce6" office:value-type="float" office:value="1617.88817162514" calcext:value-type="float">
            <text:p>1617,89</text:p>
          </table:table-cell>
          <table:table-cell table:style-name="ce6" office:value-type="float" office:value="22.9897812167633" calcext:value-type="float">
            <text:p>22,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591925016416" calcext:value-type="float">
            <text:p>0,9592</text:p>
          </table:table-cell>
          <table:table-cell table:style-name="ce5" office:value-type="float" office:value="0.00684534488985373" calcext:value-type="float">
            <text:p>0,007</text:p>
          </table:table-cell>
          <table:table-cell table:style-name="ce6" office:value-type="float" office:value="2072.57303175926" calcext:value-type="float">
            <text:p>2072,57</text:p>
          </table:table-cell>
          <table:table-cell table:style-name="ce6" office:value-type="float" office:value="98.9033613120314" calcext:value-type="float">
            <text:p>98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9613768203017" calcext:value-type="float">
            <text:p>0,9614</text:p>
          </table:table-cell>
          <table:table-cell table:style-name="ce5" office:value-type="float" office:value="0.00905123617270158" calcext:value-type="float">
            <text:p>0,009</text:p>
          </table:table-cell>
          <table:table-cell table:style-name="ce6" office:value-type="float" office:value="2368.9187340498" calcext:value-type="float">
            <text:p>2368,92</text:p>
          </table:table-cell>
          <table:table-cell table:style-name="ce6" office:value-type="float" office:value="196.810607458865" calcext:value-type="float">
            <text:p>196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634384801457" calcext:value-type="float">
            <text:p>0,9634</text:p>
          </table:table-cell>
          <table:table-cell table:style-name="ce5" office:value-type="float" office:value="0.0145927401761046" calcext:value-type="float">
            <text:p>0,015</text:p>
          </table:table-cell>
          <table:table-cell table:style-name="ce6" office:value-type="float" office:value="1804.32189719677" calcext:value-type="float">
            <text:p>1804,32</text:p>
          </table:table-cell>
          <table:table-cell table:style-name="ce6" office:value-type="float" office:value="215.979390034037" calcext:value-type="float">
            <text:p>215,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664922433483" calcext:value-type="float">
            <text:p>0,9665</text:p>
          </table:table-cell>
          <table:table-cell table:style-name="ce5" office:value-type="float" office:value="0.00970478419720155" calcext:value-type="float">
            <text:p>0,010</text:p>
          </table:table-cell>
          <table:table-cell table:style-name="ce6" office:value-type="float" office:value="1390.16395668983" calcext:value-type="float">
            <text:p>1390,16</text:p>
          </table:table-cell>
          <table:table-cell table:style-name="ce6" office:value-type="float" office:value="81.8300155073324" calcext:value-type="float">
            <text:p>81,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667918035934" calcext:value-type="float">
            <text:p>0,9668</text:p>
          </table:table-cell>
          <table:table-cell table:style-name="ce5" office:value-type="float" office:value="0.0163687722638051" calcext:value-type="float">
            <text:p>0,016</text:p>
          </table:table-cell>
          <table:table-cell table:style-name="ce6" office:value-type="float" office:value="1398.17346460819" calcext:value-type="float">
            <text:p>1398,17</text:p>
          </table:table-cell>
          <table:table-cell table:style-name="ce6" office:value-type="float" office:value="155.299069278978" calcext:value-type="float">
            <text:p>155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682818522819" calcext:value-type="float">
            <text:p>0,9683</text:p>
          </table:table-cell>
          <table:table-cell table:style-name="ce5" office:value-type="float" office:value="0.0091973082889248" calcext:value-type="float">
            <text:p>0,009</text:p>
          </table:table-cell>
          <table:table-cell table:style-name="ce6" office:value-type="float" office:value="1017.74895153046" calcext:value-type="float">
            <text:p>1017,75</text:p>
          </table:table-cell>
          <table:table-cell table:style-name="ce6" office:value-type="float" office:value="58.7736219408727" calcext:value-type="float">
            <text:p>58,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05600177674" calcext:value-type="float">
            <text:p>0,9706</text:p>
          </table:table-cell>
          <table:table-cell table:style-name="ce5" office:value-type="float" office:value="0.00946133223107297" calcext:value-type="float">
            <text:p>0,009</text:p>
          </table:table-cell>
          <table:table-cell table:style-name="ce6" office:value-type="float" office:value="997.728103160858" calcext:value-type="float">
            <text:p>997,73</text:p>
          </table:table-cell>
          <table:table-cell table:style-name="ce6" office:value-type="float" office:value="35.7322253703479" calcext:value-type="float">
            <text:p>35,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15912805262" calcext:value-type="float">
            <text:p>0,9716</text:p>
          </table:table-cell>
          <table:table-cell table:style-name="ce5" office:value-type="float" office:value="0.013289214095028" calcext:value-type="float">
            <text:p>0,013</text:p>
          </table:table-cell>
          <table:table-cell table:style-name="ce6" office:value-type="float" office:value="1397.08487365246" calcext:value-type="float">
            <text:p>1397,08</text:p>
          </table:table-cell>
          <table:table-cell table:style-name="ce6" office:value-type="float" office:value="64.5293035074114" calcext:value-type="float">
            <text:p>64,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2712655427556" calcext:value-type="float">
            <text:p>0,9727</text:p>
          </table:table-cell>
          <table:table-cell table:style-name="ce5" office:value-type="float" office:value="0.00373486892943724" calcext:value-type="float">
            <text:p>0,004</text:p>
          </table:table-cell>
          <table:table-cell table:style-name="ce6" office:value-type="float" office:value="637.172386089961" calcext:value-type="float">
            <text:p>637,17</text:p>
          </table:table-cell>
          <table:table-cell table:style-name="ce6" office:value-type="float" office:value="27.5394915493544" calcext:value-type="float">
            <text:p>27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0149785817" calcext:value-type="float">
            <text:p>0,9740</text:p>
          </table:table-cell>
          <table:table-cell table:style-name="ce5" office:value-type="float" office:value="0.00264129808670431" calcext:value-type="float">
            <text:p>0,003</text:p>
          </table:table-cell>
          <table:table-cell table:style-name="ce6" office:value-type="float" office:value="628.382678604126" calcext:value-type="float">
            <text:p>628,38</text:p>
          </table:table-cell>
          <table:table-cell table:style-name="ce6" office:value-type="float" office:value="20.5377419888719" calcext:value-type="float">
            <text:p>20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2639924824" calcext:value-type="float">
            <text:p>0,9743</text:p>
          </table:table-cell>
          <table:table-cell table:style-name="ce5" office:value-type="float" office:value="0.00228713553596964" calcext:value-type="float">
            <text:p>0,002</text:p>
          </table:table-cell>
          <table:table-cell table:style-name="ce6" office:value-type="float" office:value="1137.41086189747" calcext:value-type="float">
            <text:p>1137,41</text:p>
          </table:table-cell>
          <table:table-cell table:style-name="ce6" office:value-type="float" office:value="75.4724479838606" calcext:value-type="float">
            <text:p>75,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44170583655" calcext:value-type="float">
            <text:p>0,9744</text:p>
          </table:table-cell>
          <table:table-cell table:style-name="ce5" office:value-type="float" office:value="0.00572993401692722" calcext:value-type="float">
            <text:p>0,006</text:p>
          </table:table-cell>
          <table:table-cell table:style-name="ce6" office:value-type="float" office:value="1525.36669986248" calcext:value-type="float">
            <text:p>1525,37</text:p>
          </table:table-cell>
          <table:table-cell table:style-name="ce6" office:value-type="float" office:value="122.081051162252" calcext:value-type="float">
            <text:p>122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6552747828" calcext:value-type="float">
            <text:p>0,9747</text:p>
          </table:table-cell>
          <table:table-cell table:style-name="ce5" office:value-type="float" office:value="0.00269228198952715" calcext:value-type="float">
            <text:p>0,003</text:p>
          </table:table-cell>
          <table:table-cell table:style-name="ce6" office:value-type="float" office:value="1401.40575671196" calcext:value-type="float">
            <text:p>1401,41</text:p>
          </table:table-cell>
          <table:table-cell table:style-name="ce6" office:value-type="float" office:value="75.0615282880348" calcext:value-type="float">
            <text:p>75,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7483351531" calcext:value-type="float">
            <text:p>0,9747</text:p>
          </table:table-cell>
          <table:table-cell table:style-name="ce5" office:value-type="float" office:value="0.00303518564082538" calcext:value-type="float">
            <text:p>0,003</text:p>
          </table:table-cell>
          <table:table-cell table:style-name="ce6" office:value-type="float" office:value="778.331728458405" calcext:value-type="float">
            <text:p>778,33</text:p>
          </table:table-cell>
          <table:table-cell table:style-name="ce6" office:value-type="float" office:value="32.7815918722455" calcext:value-type="float">
            <text:p>32,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7970767212" calcext:value-type="float">
            <text:p>0,9748</text:p>
          </table:table-cell>
          <table:table-cell table:style-name="ce5" office:value-type="float" office:value="0.00207021235490524" calcext:value-type="float">
            <text:p>0,002</text:p>
          </table:table-cell>
          <table:table-cell table:style-name="ce6" office:value-type="float" office:value="947.024575567246" calcext:value-type="float">
            <text:p>947,02</text:p>
          </table:table-cell>
          <table:table-cell table:style-name="ce6" office:value-type="float" office:value="52.9744709509027" calcext:value-type="float">
            <text:p>52,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48509838622" calcext:value-type="float">
            <text:p>0,9749</text:p>
          </table:table-cell>
          <table:table-cell table:style-name="ce5" office:value-type="float" office:value="0.0029038588533218" calcext:value-type="float">
            <text:p>0,003</text:p>
          </table:table-cell>
          <table:table-cell table:style-name="ce6" office:value-type="float" office:value="1501.77428541183" calcext:value-type="float">
            <text:p>1501,77</text:p>
          </table:table-cell>
          <table:table-cell table:style-name="ce6" office:value-type="float" office:value="96.2893299383251" calcext:value-type="float">
            <text:p>96,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49199593948" calcext:value-type="float">
            <text:p>0,9749</text:p>
          </table:table-cell>
          <table:table-cell table:style-name="ce5" office:value-type="float" office:value="0.00201276033971662" calcext:value-type="float">
            <text:p>0,002</text:p>
          </table:table-cell>
          <table:table-cell table:style-name="ce6" office:value-type="float" office:value="623.205283713341" calcext:value-type="float">
            <text:p>623,21</text:p>
          </table:table-cell>
          <table:table-cell table:style-name="ce6" office:value-type="float" office:value="30.0150132260958" calcext:value-type="float">
            <text:p>30,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51025082049" calcext:value-type="float">
            <text:p>0,9751</text:p>
          </table:table-cell>
          <table:table-cell table:style-name="ce5" office:value-type="float" office:value="0.00223132721088144" calcext:value-type="float">
            <text:p>0,002</text:p>
          </table:table-cell>
          <table:table-cell table:style-name="ce6" office:value-type="float" office:value="1469.01669616699" calcext:value-type="float">
            <text:p>1469,02</text:p>
          </table:table-cell>
          <table:table-cell table:style-name="ce6" office:value-type="float" office:value="81.0320802221776" calcext:value-type="float">
            <text:p>81,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53806590599" calcext:value-type="float">
            <text:p>0,9754</text:p>
          </table:table-cell>
          <table:table-cell table:style-name="ce5" office:value-type="float" office:value="0.00278547814000288" calcext:value-type="float">
            <text:p>0,003</text:p>
          </table:table-cell>
          <table:table-cell table:style-name="ce6" office:value-type="float" office:value="1333.78338267803" calcext:value-type="float">
            <text:p>1333,78</text:p>
          </table:table-cell>
          <table:table-cell table:style-name="ce6" office:value-type="float" office:value="119.408202557807" calcext:value-type="float">
            <text:p>119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58259097544" calcext:value-type="float">
            <text:p>0,9758</text:p>
          </table:table-cell>
          <table:table-cell table:style-name="ce5" office:value-type="float" office:value="0.00254638118356542" calcext:value-type="float">
            <text:p>0,003</text:p>
          </table:table-cell>
          <table:table-cell table:style-name="ce6" office:value-type="float" office:value="1260.1737203598" calcext:value-type="float">
            <text:p>1260,17</text:p>
          </table:table-cell>
          <table:table-cell table:style-name="ce6" office:value-type="float" office:value="97.1833480586915" calcext:value-type="float">
            <text:p>97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58917814108" calcext:value-type="float">
            <text:p>0,9759</text:p>
          </table:table-cell>
          <table:table-cell table:style-name="ce5" office:value-type="float" office:value="0.00365164494273213" calcext:value-type="float">
            <text:p>0,004</text:p>
          </table:table-cell>
          <table:table-cell table:style-name="ce6" office:value-type="float" office:value="1130.36389009953" calcext:value-type="float">
            <text:p>1130,36</text:p>
          </table:table-cell>
          <table:table-cell table:style-name="ce6" office:value-type="float" office:value="50.9713143823844" calcext:value-type="float">
            <text:p>50,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59562341156" calcext:value-type="float">
            <text:p>0,9760</text:p>
          </table:table-cell>
          <table:table-cell table:style-name="ce5" office:value-type="float" office:value="0.00277403342078549" calcext:value-type="float">
            <text:p>0,003</text:p>
          </table:table-cell>
          <table:table-cell table:style-name="ce6" office:value-type="float" office:value="1126.91233730316" calcext:value-type="float">
            <text:p>1126,91</text:p>
          </table:table-cell>
          <table:table-cell table:style-name="ce6" office:value-type="float" office:value="104.760733370132" calcext:value-type="float">
            <text:p>104,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9762670940117" calcext:value-type="float">
            <text:p>0,9763</text:p>
          </table:table-cell>
          <table:table-cell table:style-name="ce5" office:value-type="float" office:value="0.00164115582952724" calcext:value-type="float">
            <text:p>0,002</text:p>
          </table:table-cell>
          <table:table-cell table:style-name="ce6" office:value-type="float" office:value="1132.79719798565" calcext:value-type="float">
            <text:p>1132,80</text:p>
          </table:table-cell>
          <table:table-cell table:style-name="ce6" office:value-type="float" office:value="75.5660150242561" calcext:value-type="float">
            <text:p>75,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9763564029048" calcext:value-type="float">
            <text:p>0,9764</text:p>
          </table:table-cell>
          <table:table-cell table:style-name="ce5" office:value-type="float" office:value="0.00267696335294746" calcext:value-type="float">
            <text:p>0,003</text:p>
          </table:table-cell>
          <table:table-cell table:style-name="ce6" office:value-type="float" office:value="830.170112013817" calcext:value-type="float">
            <text:p>830,17</text:p>
          </table:table-cell>
          <table:table-cell table:style-name="ce6" office:value-type="float" office:value="55.1470818757433" calcext:value-type="float">
            <text:p>55,15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TJL</meta:initial-creator>
    <meta:creation-date>2016-08-18T13:39:56Z</meta:creation-date>
    <dc:date>2018-12-01T18:24:03.963169060</dc:date>
    <meta:editing-duration>PT6M1S</meta:editing-duration>
    <meta:editing-cycles>1</meta:editing-cycles>
    <meta:document-statistic meta:table-count="1" meta:cell-count="455" meta:object-count="0"/>
  </office:meta>
</office:document-meta>
</file>